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General" svg:font-family="STIXGeneral, 'DejaVu Serif', 'DejaVu Sans', Times, 'Lucida Sans Unicode', OpenSymbol, 'Standard Symbols L', serif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cbc" officeooo:paragraph-rsid="0002acbc"/>
    </style:style>
    <style:style style:name="P2" style:family="paragraph" style:parent-style-name="Standard">
      <style:text-properties officeooo:rsid="0002acbc" officeooo:paragraph-rsid="000637ea"/>
    </style:style>
    <style:style style:name="P3" style:family="paragraph" style:parent-style-name="Standard">
      <style:text-properties officeooo:rsid="00049b1b" officeooo:paragraph-rsid="00049b1b"/>
    </style:style>
    <style:style style:name="P4" style:family="paragraph" style:parent-style-name="Standard">
      <style:text-properties fo:color="#ce181e" officeooo:rsid="00049b1b" officeooo:paragraph-rsid="00049b1b"/>
    </style:style>
    <style:style style:name="P5" style:family="paragraph" style:parent-style-name="Standard">
      <style:text-properties fo:color="#000000" officeooo:rsid="000637ea" officeooo:paragraph-rsid="000637ea"/>
    </style:style>
    <style:style style:name="P6" style:family="paragraph" style:parent-style-name="Standard">
      <style:text-properties fo:color="#000000" officeooo:rsid="000637ea" officeooo:paragraph-rsid="00093e93"/>
    </style:style>
    <style:style style:name="P7" style:family="paragraph" style:parent-style-name="Standard">
      <style:text-properties fo:color="#72bf44"/>
    </style:style>
    <style:style style:name="P8" style:family="paragraph" style:parent-style-name="Standard">
      <style:text-properties fo:color="#72bf44" officeooo:paragraph-rsid="000637ea"/>
    </style:style>
    <style:style style:name="P9" style:family="paragraph" style:parent-style-name="Standard">
      <style:text-properties fo:color="#72bf44" officeooo:rsid="000637ea" officeooo:paragraph-rsid="000637ea"/>
    </style:style>
    <style:style style:name="P10" style:family="paragraph" style:parent-style-name="Standard">
      <style:text-properties fo:color="#ed1c24" officeooo:rsid="00049b1b" officeooo:paragraph-rsid="000637ea"/>
    </style:style>
    <style:style style:name="P11" style:family="paragraph" style:parent-style-name="Standard">
      <style:text-properties fo:color="#ed1c24" officeooo:rsid="000637ea" officeooo:paragraph-rsid="00093e93"/>
    </style:style>
    <style:style style:name="P12" style:family="paragraph" style:parent-style-name="Standard">
      <style:text-properties officeooo:rsid="0006d9f5" officeooo:paragraph-rsid="0006d9f5"/>
    </style:style>
    <style:style style:name="P13" style:family="paragraph" style:parent-style-name="Standard">
      <style:text-properties officeooo:rsid="0006d9f5" officeooo:paragraph-rsid="0007d48d"/>
    </style:style>
    <style:style style:name="P14" style:family="paragraph" style:parent-style-name="Standard">
      <style:text-properties officeooo:rsid="0007d48d" officeooo:paragraph-rsid="0007d48d"/>
    </style:style>
    <style:style style:name="P15" style:family="paragraph" style:parent-style-name="Standard">
      <style:text-properties fo:color="#ce181e" officeooo:rsid="0006d9f5" officeooo:paragraph-rsid="0006d9f5"/>
    </style:style>
    <style:style style:name="P16" style:family="paragraph" style:parent-style-name="Standard">
      <style:text-properties fo:color="#ce181e" officeooo:rsid="0007d48d" officeooo:paragraph-rsid="0007d48d"/>
    </style:style>
    <style:style style:name="P17" style:family="paragraph" style:parent-style-name="Standard">
      <style:text-properties fo:color="#000000" officeooo:rsid="00093e93" officeooo:paragraph-rsid="0007d48d"/>
    </style:style>
    <style:style style:name="P18" style:family="paragraph" style:parent-style-name="Standard">
      <style:text-properties fo:color="#000000" officeooo:rsid="00093e93" officeooo:paragraph-rsid="00093e93"/>
    </style:style>
    <style:style style:name="P19" style:family="paragraph" style:parent-style-name="Standard">
      <style:text-properties fo:color="#000000" officeooo:rsid="000637ea" officeooo:paragraph-rsid="000637ea"/>
    </style:style>
    <style:style style:name="P20" style:family="paragraph" style:parent-style-name="Standard">
      <style:text-properties fo:color="#000000" officeooo:rsid="000a0d4d" officeooo:paragraph-rsid="000a0d4d"/>
    </style:style>
    <style:style style:name="P21" style:family="paragraph" style:parent-style-name="Standard">
      <style:text-properties fo:color="#000000" officeooo:rsid="000be6f4" officeooo:paragraph-rsid="000be6f4"/>
    </style:style>
    <style:style style:name="P22" style:family="paragraph" style:parent-style-name="Standard">
      <style:text-properties fo:color="#ed1c24" officeooo:rsid="000637ea" officeooo:paragraph-rsid="000a0d4d"/>
    </style:style>
    <style:style style:name="P23" style:family="paragraph" style:parent-style-name="Standard">
      <style:text-properties officeooo:paragraph-rsid="000be6f4"/>
    </style:style>
    <style:style style:name="P24" style:family="paragraph" style:parent-style-name="Standard">
      <style:text-properties officeooo:paragraph-rsid="000d690c"/>
    </style:style>
    <style:style style:name="P25" style:family="paragraph" style:parent-style-name="Standard">
      <style:text-properties officeooo:rsid="000ef24d" officeooo:paragraph-rsid="000ef24d"/>
    </style:style>
    <style:style style:name="T1" style:family="text">
      <style:text-properties officeooo:rsid="0002d765"/>
    </style:style>
    <style:style style:name="T2" style:family="text">
      <style:text-properties officeooo:rsid="00049b1b"/>
    </style:style>
    <style:style style:name="T3" style:family="text">
      <style:text-properties officeooo:rsid="000637ea"/>
    </style:style>
    <style:style style:name="T4" style:family="text">
      <style:text-properties fo:color="#000000"/>
    </style:style>
    <style:style style:name="T5" style:family="text">
      <style:text-properties fo:color="#000000" officeooo:rsid="000637ea"/>
    </style:style>
    <style:style style:name="T6" style:family="text">
      <style:text-properties fo:color="#000000" officeooo:rsid="0007d48d"/>
    </style:style>
    <style:style style:name="T7" style:family="text">
      <style:text-properties fo:color="#000000" officeooo:rsid="00093e93"/>
    </style:style>
    <style:style style:name="T8" style:family="text">
      <style:text-properties fo:color="#000000" officeooo:rsid="000be6f4"/>
    </style:style>
    <style:style style:name="T9" style:family="text">
      <style:text-properties officeooo:rsid="0006d9f5"/>
    </style:style>
    <style:style style:name="T10" style:family="text">
      <style:text-properties fo:color="#ce181e"/>
    </style:style>
    <style:style style:name="T11" style:family="text">
      <style:text-properties officeooo:rsid="00093e93"/>
    </style:style>
    <style:style style:name="T12" style:family="text">
      <style:text-properties officeooo:rsid="000be6f4"/>
    </style:style>
    <style:style style:name="T13" style:family="text">
      <style:text-properties officeooo:rsid="000ef2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SEUDOCODE</text:p>
      <text:p text:style-name="P1">A[n]</text:p>
      <text:p text:style-name="P3">d←n </text:p>
      <text:p text:style-name="P1">bool run <text:span text:style-name="T1">←</text:span> true</text:p>
      <text:p text:style-name="P1">while run is true</text:p>
      <text:p text:style-name="P1"><text:tab/>run ← false</text:p>
      <text:p text:style-name="P1"><text:tab/>for <text:s/>x ← 0 to <text:span text:style-name="T2">d</text:span>-2</text:p>
      <text:p text:style-name="P1"><text:tab/><text:tab/>if A[x] &gt; A[x+1]</text:p>
      <text:p text:style-name="P1"><text:tab/><text:tab/><text:tab/>swap A[x] and A[x+1]</text:p>
      <text:p text:style-name="P1"><text:tab/><text:tab/><text:tab/>run ← true</text:p>
      <text:p text:style-name="P1"><text:tab/><text:span text:style-name="T2">d ← d-1</text:span></text:p>
      <text:p text:style-name="P1"><text:tab/><text:tab/></text:p>
      <text:p text:style-name="P1"/>
      <text:p text:style-name="P1"/>
      <text:p text:style-name="P1"/>
      <text:p text:style-name="P1">swap A[x] and A[y]</text:p>
      <text:p text:style-name="P1"><text:tab/>temp = A[x] </text:p>
      <text:p text:style-name="P1"><text:tab/>A[x] = A[y]</text:p>
      <text:p text:style-name="P2"><text:tab/>A[y] = temp<text:tab/></text:p>
      <text:p text:style-name="P2"/>
      <text:p text:style-name="P15">PROVING CORRECTNESS</text:p>
      <text:p text:style-name="P15">Invariant:</text:p>
      <text:p text:style-name="P12"><text:span text:style-name="T10"><text:tab/></text:span><text:span text:style-name="T4">The invariant is that any element below A[d] should be &lt;= any element above or equal to A[d]</text:span></text:p>
      <text:p text:style-name="P15">Initialization:</text:p>
      <text:p text:style-name="P12"><text:span text:style-name="T10"><text:tab/></text:span><text:span text:style-name="T4">In the first loop</text:span><text:span text:style-name="T6">(d = </text:span><text:span text:style-name="T7">size</text:span><text:span text:style-name="T6">) </text:span><text:span text:style-name="T4">it brings the </text:span><text:span text:style-name="T6">largest element to the end of the array. This means all indexes larger that d-1 is sorted</text:span></text:p>
      <text:p text:style-name="P16">Maintenance:</text:p>
      <text:p text:style-name="P13"><text:span text:style-name="T10"><text:tab/></text:span><text:span text:style-name="T6">The sub-array of A[d] through A[</text:span><text:span text:style-name="T7">size</text:span><text:span text:style-name="T6">-1] is sorted and if we keep decrementing d by one and pushing back all elements smaller then the new largest elements from the unsorted smaller sub-array (A[0] <text:s/>through A[d-1]) in order to place this new element in the respective place in the sorted array above A[d] <text:s/>then, we will be left with a sub-array of A[d] through A[</text:span><text:span text:style-name="T7">size</text:span><text:span text:style-name="T6">-1] where all elements above A[d] are larger then those below the invariant is maintained.</text:span></text:p>
      <text:p text:style-name="P16">Termination:</text:p>
      <text:p text:style-name="P14"><text:span text:style-name="T4">The final iteration will yield </text:span><text:span text:style-name="T7">A[0] through A[size-1] sorted which means all elements below one another is smaller than that element. The invariant is withheld. </text:span></text:p>
      <text:p text:style-name="P17"/>
      <text:p text:style-name="P4">BEST CASE </text:p>
      <text:p text:style-name="Standard"/>
      <text:p text:style-name="Standard">Already sorted is the best case. This will run </text:p>
      <text:p text:style-name="Standard"/>
      <text:p text:style-name="P7"><text:span text:style-name="T5">1 </text:span>A[n]</text:p>
      <text:p text:style-name="P8"><text:span text:style-name="T5">1 </text:span>d←n </text:p>
      <text:p text:style-name="P8"><text:span text:style-name="T5">1 </text:span>bool run ← true</text:p>
      <text:p text:style-name="P8"><text:span text:style-name="T5">1 </text:span>while run is true</text:p>
      <text:p text:style-name="P8"><text:span text:style-name="T5">1 </text:span><text:tab/>run ← false</text:p>
      <text:p text:style-name="P8"><text:span text:style-name="T5">1</text:span><text:tab/>for <text:s/>x ← 0 to d-2</text:p>
      <text:p text:style-name="P8"><text:span text:style-name="T5">d-1</text:span><text:tab/><text:tab/>if A[x] &gt; A[x+1]</text:p>
      <text:p text:style-name="P8"><text:span text:style-name="T5">0</text:span><text:tab/><text:tab/><text:tab/>swap A[x] and A[x+1]</text:p>
      <text:p text:style-name="P8"><text:span text:style-name="T5">0</text:span><text:tab/><text:tab/><text:tab/>run ← true</text:p>
      <text:p text:style-name="P8"><text:soft-page-break/><text:span text:style-name="T5">1</text:span><text:tab/>d ← d-1</text:p>
      <text:p text:style-name="P7"><text:tab/><text:tab/></text:p>
      <text:p text:style-name="P7"/>
      <text:p text:style-name="P8"><text:span text:style-name="T5">0 </text:span>swap A[x] and A[y]</text:p>
      <text:p text:style-name="P8"><text:span text:style-name="T5">0 </text:span><text:tab/>temp = A[x] </text:p>
      <text:p text:style-name="P8"><text:span text:style-name="T5">0 </text:span><text:tab/>A[x] = A[y]</text:p>
      <text:p text:style-name="P8"><text:span text:style-name="T5">0 </text:span><text:tab/>A[y] = temp</text:p>
      <text:p text:style-name="P8"/>
      <text:p text:style-name="P5">A total of d+6 lines will run. Since d is a factor of n, this program is Omega(n). </text:p>
      <text:p text:style-name="P5"/>
      <text:p text:style-name="P10"><text:span text:style-name="T3">WORST</text:span> CASE </text:p>
      <text:p text:style-name="P5">A reverse sorted algorithm is the worst case. </text:p>
      <text:p text:style-name="P5"/>
      <text:p text:style-name="P8"><text:span text:style-name="T5">1 </text:span>A[n]</text:p>
      <text:p text:style-name="P8"><text:span text:style-name="T5">1 </text:span>d←n </text:p>
      <text:p text:style-name="P8"><text:span text:style-name="T5">1 </text:span>bool run ← true</text:p>
      <text:p text:style-name="P8"><text:span text:style-name="T5">d-1 </text:span>while run is true</text:p>
      <text:p text:style-name="P8"><text:span text:style-name="T5">d -1</text:span><text:tab/>run ← false</text:p>
      <text:p text:style-name="P8"><text:span text:style-name="T5">d-1</text:span><text:tab/>for <text:s/>x ← 0 to d-2</text:p>
      <text:p text:style-name="P8"><text:span text:style-name="T5">(d-1)+(d-2)+..</text:span><text:tab/>if A[x] &gt; A[x+1]</text:p>
      <text:p text:style-name="P8"><text:span text:style-name="T5">(d-1)+(d-2)+..</text:span><text:span text:style-name="T3"><text:tab/></text:span>swap A[x] and A[x+1]</text:p>
      <text:p text:style-name="P8"><text:span text:style-name="T5">(d-1)+(d-2)+..</text:span><text:tab/>run ← true</text:p>
      <text:p text:style-name="P8"><text:span text:style-name="T5">d-1</text:span><text:tab/>d ← d-1</text:p>
      <text:p text:style-name="P8"><text:tab/><text:tab/></text:p>
      <text:p text:style-name="P8"/>
      <text:p text:style-name="P8"><text:span text:style-name="T5">(d-1)+(d-2)+…<text:tab/></text:span>swap A[x] and A[y]</text:p>
      <text:p text:style-name="P8"><text:span text:style-name="T5">(d-1)+(d-2)+... </text:span><text:tab/><text:tab/>temp = A[x] </text:p>
      <text:p text:style-name="P8"><text:span text:style-name="T5">(d-1)+(d-2)+...</text:span><text:tab/><text:tab/><text:tab/>A[x] = A[y]</text:p>
      <text:p text:style-name="P8"><text:span text:style-name="T5">(d-1)+(d-2)+...</text:span><text:tab/><text:tab/><text:tab/>A[y] = temp</text:p>
      <text:p text:style-name="P9"/>
      <text:p text:style-name="P5">Since the highest factor here is (d-1) + (d-2) +… which equals <text:span text:style-name="T9">n(n+1)/2= (n^2 + n)/2 which yields a O(n^2) as the worst case.</text:span></text:p>
      <text:p text:style-name="P5"/>
      <text:p text:style-name="P11">P<text:span text:style-name="T11">ROBLEM 2</text:span></text:p>
      <text:p text:style-name="P11"/>
      <text:p text:style-name="P11">a) Is 2<text:span text:style-name="T11">^(</text:span>2n<text:span text:style-name="T11">)</text:span> = ϴ(2<text:span text:style-name="T11">^</text:span>n ), Ω(2<text:span text:style-name="T11">^</text:span>n ), or O(2<text:span text:style-name="T11">^</text:span>n )? </text:p>
      <text:p text:style-name="P6"><text:tab/></text:p>
      <text:p text:style-name="P11">b) Is 2<text:span text:style-name="T11">^(</text:span>n+1<text:span text:style-name="T11">)</text:span> = ϴ(2<text:span text:style-name="T11">^</text:span>n ), Ω(2<text:span text:style-name="T11">^</text:span>n ), or O(2<text:span text:style-name="T11">^</text:span>n )?</text:p>
      <text:p text:style-name="P18">O(2^n)</text:p>
      <text:p text:style-name="P18"/>
      <text:p text:style-name="P22">P<text:span text:style-name="T11">ROBLEM 3</text:span></text:p>
      <text:p text:style-name="P20">10^12 * 60 *60 * 2 = operations in 2 hours = 7.2*10^15 = totalCalcs</text:p>
      <text:p text:style-name="P20">a) 200 n^2 + 5n + 40000 = 7.2*10 ^15</text:p>
      <text:p text:style-name="P20"><text:tab/><text:span text:style-name="T12">d</text:span>ivide both sides 200</text:p>
      <text:p text:style-name="P20"><text:tab/>n = quadratic formula</text:p>
      <text:p text:style-name="P20"><text:tab/>n= 5,999,999</text:p>
      <text:p text:style-name="P20">b) n^3 + 3 = 7.2*10^15</text:p>
      <text:p text:style-name="P20"><text:tab/>n = cube root (totalCalcs – 3)</text:p>
      <text:p text:style-name="P20"><text:tab/>n = 193,097</text:p>
      <text:p text:style-name="P20"><text:soft-page-break/>c) 10n^2 + 50000 <text:span text:style-name="T12">= totalCalcs</text:span></text:p>
      <text:p text:style-name="P20"><text:tab/>n = <text:span text:style-name="T12">Squareroot (totalCalcs/10 – 5000)</text:span></text:p>
      <text:p text:style-name="P21"><text:tab/>n = 26,832,815</text:p>
      <text:p text:style-name="P23"><text:span text:style-name="T8">d) </text:span>n log_<text:span text:style-name="T12">2</text:span> <text:span text:style-name="T12">(</text:span>n<text:span text:style-name="T12">) = totalCalcs</text:span></text:p>
      <text:p text:style-name="P24"><text:tab/><text:span text:style-name="T13">Really hard to solve without just pretending log_2(n) is close enough to 1 compared to n lets <text:tab/>just guess it is like 50 because log_2 of totalCalcs is 52 so we know its gonna be less but pretty <text:tab/>close</text:span></text:p>
      <text:p text:style-name="P24"><text:tab/><text:span text:style-name="T13">50n = totalCalcs = 1.44*10^14 </text:span></text:p>
      <text:p text:style-name="P24"><text:tab/><text:span text:style-name="T13">pretty close as the log base 2 of this is 47.03\</text:span></text:p>
      <text:p text:style-name="P25">e)</text:p>
      <text:p text:style-name="P24"><text:tab/><text:span text:style-name="T13">2^(2n) = totalCalcs</text:span></text:p>
      <text:p text:style-name="P25"><text:tab/>2^n = sqrt(totalCalcs)</text:p>
      <text:p text:style-name="P23"><text:tab/></text:p>
      <text:p text:style-name="P23"><text:tab/><text:span text:style-name="T13">n = log_2 (squrt(TotalCalcs))</text:span></text:p>
      <text:p text:style-name="P25"><text:tab/>n = 26.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General" svg:font-family="STIXGeneral, 'DejaVu Serif', 'DejaVu Sans', Times, 'Lucida Sans Unicode', OpenSymbol, 'Standard Symbols L', serif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09:21:59.286750067</meta:creation-date>
    <dc:date>2019-09-05T11:19:05.319715029</dc:date>
    <meta:editing-duration>PT19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88" meta:word-count="550" meta:character-count="2773" meta:non-whitespace-character-count="2228"/>
  </office:meta>
</office:document-meta>
</file>